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fce5" officeooo:paragraph-rsid="000bfce5"/>
    </style:style>
    <style:style style:name="P2" style:family="paragraph" style:parent-style-name="Standard">
      <style:text-properties officeooo:rsid="000e09aa" officeooo:paragraph-rsid="000e09aa"/>
    </style:style>
    <style:style style:name="P3" style:family="paragraph" style:parent-style-name="Standard">
      <style:text-properties officeooo:rsid="000bfce5" officeooo:paragraph-rsid="000bfce5"/>
    </style:style>
    <style:style style:name="P4" style:family="paragraph" style:parent-style-name="Standard">
      <style:text-properties officeooo:rsid="000e09ce" officeooo:paragraph-rsid="000e09ce"/>
    </style:style>
    <style:style style:name="P5" style:family="paragraph" style:parent-style-name="Standard">
      <style:text-properties officeooo:rsid="000e09ce" officeooo:paragraph-rsid="0014cafe"/>
    </style:style>
    <style:style style:name="P6" style:family="paragraph" style:parent-style-name="Standard">
      <style:text-properties officeooo:paragraph-rsid="000e09ce"/>
    </style:style>
    <style:style style:name="P7" style:family="paragraph" style:parent-style-name="Standard">
      <style:text-properties officeooo:paragraph-rsid="000bfce5"/>
    </style:style>
    <style:style style:name="P8" style:family="paragraph" style:parent-style-name="Standard">
      <style:text-properties officeooo:rsid="00115521" officeooo:paragraph-rsid="00115521"/>
    </style:style>
    <style:style style:name="P9" style:family="paragraph" style:parent-style-name="Standard">
      <style:text-properties officeooo:rsid="00134cb8" officeooo:paragraph-rsid="00134cb8"/>
    </style:style>
    <style:style style:name="T1" style:family="text">
      <style:text-properties officeooo:rsid="000e09ce"/>
    </style:style>
    <style:style style:name="T2" style:family="text">
      <style:text-properties officeooo:rsid="000f7b92"/>
    </style:style>
    <style:style style:name="T3" style:family="text">
      <style:text-properties officeooo:rsid="000bfce5"/>
    </style:style>
    <style:style style:name="T4" style:family="text">
      <style:text-properties officeooo:rsid="0014cafe"/>
    </style:style>
    <style:style style:name="T5" style:family="text">
      <style:text-properties officeooo:rsid="00160184"/>
    </style:style>
    <style:style style:name="T6" style:family="text">
      <style:text-properties officeooo:rsid="0016384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andos rails</text:p>
      <text:p text:style-name="P1"/>
      <text:p text:style-name="P7"><text:span text:style-name="T1">r</text:span><text:span text:style-name="T3">ails destroy model </text:span><text:span text:style-name="T2">NombreTabla</text:span><text:span text:style-name="T3"> <text:s/>--</text:span><text:span text:style-name="T1">Elimina una tabla</text:span></text:p>
      <text:p text:style-name="P1">rails <text:a xlink:type="simple" xlink:href="db:migrate:status" text:style-name="Internet_20_link" text:visited-style-name="Visited_20_Internet_20_Link">db:migrate:status</text:a> –<text:span text:style-name="T1">Consulta las migraciones </text:span><text:span text:style-name="T4">y sus estados</text:span></text:p>
      <text:p text:style-name="P6"><text:span text:style-name="T1">rails generate migration NombreArchivo</text:span></text:p>
      <text:p text:style-name="P4">rails <text:a xlink:type="simple" xlink:href="db:migrate" text:style-name="Internet_20_link" text:visited-style-name="Visited_20_Internet_20_Link">db:migrate</text:a> <text:s/>--Ejecuta los archivos de migracion</text:p>
      <text:p text:style-name="P5">rails <text:a xlink:type="simple" xlink:href="db:migrate" text:style-name="Internet_20_link" text:visited-style-name="Visited_20_Internet_20_Link">db:migrate</text:a> <text:span text:style-name="T4">VERSION=nroMigracion</text:span> <text:s/>--Ejecuta <text:span text:style-name="T4">un archivo de migracion</text:span></text:p>
      <text:p text:style-name="P8">rails <text:a xlink:type="simple" xlink:href="db:reset" text:style-name="Internet_20_link" text:visited-style-name="Visited_20_Internet_20_Link">db:reset</text:a> –limpia de datos las tablas</text:p>
      <text:p text:style-name="P8">rails <text:a xlink:type="simple" xlink:href="db:drop" text:style-name="Internet_20_link" text:visited-style-name="Visited_20_Internet_20_Link">db:drop</text:a> -Elimina la base de datos</text:p>
      <text:p text:style-name="P9">rails <text:a xlink:type="simple" xlink:href="db:create" text:style-name="Internet_20_link" text:visited-style-name="Visited_20_Internet_20_Link">db:create</text:a> <text:s/>--Crea la base de datos</text:p>
      <text:p text:style-name="P9">rails generate model usuario nombre_usuario:string email:string</text:p>
      <text:p text:style-name="P9">rails g migration add_profession_to_usuarios profesion:string –<text:span text:style-name="T5">agrega una columna</text:span></text:p>
      <text:p text:style-name="P9">rails db:migrate:down VERSION=<text:span text:style-name="T6">nroMigracion –Desactiva una migracion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9T12:18:09.776860756</meta:creation-date>
    <dc:date>2021-08-10T10:31:39.833362318</dc:date>
    <meta:editing-duration>PT1H22M2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81" meta:character-count="624" meta:non-whitespace-character-count="555"/>
  </office:meta>
</office:document-meta>
</file>